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tandard">
      <style:text-properties officeooo:rsid="001c77c9" officeooo:paragraph-rsid="001c77c9"/>
    </style:style>
    <style:style style:name="P2" style:family="paragraph" style:parent-style-name="Standard">
      <style:text-properties officeooo:paragraph-rsid="001c77c9"/>
    </style:style>
    <style:style style:name="P3" style:family="paragraph" style:parent-style-name="Standard">
      <style:text-properties officeooo:paragraph-rsid="001d0c30"/>
    </style:style>
    <style:style style:name="P4" style:family="paragraph" style:parent-style-name="Standard">
      <style:text-properties officeooo:rsid="001d0c30" officeooo:paragraph-rsid="001d0c30"/>
    </style:style>
    <style:style style:name="P5" style:family="paragraph" style:parent-style-name="Standard">
      <style:text-properties officeooo:rsid="001ef4a7" officeooo:paragraph-rsid="001ef4a7"/>
    </style:style>
    <style:style style:name="P6" style:family="paragraph" style:parent-style-name="Standard">
      <style:text-properties officeooo:rsid="001fadf6" officeooo:paragraph-rsid="001fadf6"/>
    </style:style>
    <style:style style:name="P7" style:family="paragraph" style:parent-style-name="Text_20_body">
      <style:text-properties officeooo:paragraph-rsid="001ef4a7"/>
    </style:style>
    <style:style style:name="T1" style:family="text">
      <style:text-properties officeooo:rsid="001c77c9"/>
    </style:style>
    <style:style style:name="T2" style:family="text">
      <style:text-properties officeooo:rsid="001d0c30"/>
    </style:style>
    <style:style style:name="T3" style:family="text">
      <style:text-properties officeooo:rsid="001ef4a7"/>
    </style:style>
    <style:style style:name="T4" style:family="text">
      <style:text-properties officeooo:rsid="001fad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 2</text:p>
      <text:p text:style-name="P3"><text:span text:style-name="T1">1)</text:span></text:p>
      <text:p text:style-name="P3"><text:span text:style-name="T2">h</text:span> = d / 3600</text:p>
      <text:p text:style-name="P2">reste = d % 3600</text:p>
      <text:p text:style-name="P2"><text:span text:style-name="T2">m</text:span> = reste / 60</text:p>
      <text:p text:style-name="P2"><text:span text:style-name="T2">s</text:span> = reste % 60 </text:p>
      <text:p text:style-name="P2"/>
      <text:p text:style-name="P4">4)</text:p>
      <text:p text:style-name="P4">Si l’utilisateur entre une valeur négative, le programme ne fonctionne pas correctement, de plus ca n’a pas de sens puisqu’il ne peux pas y avoir d’heure négative. </text:p>
      <text:p text:style-name="P4"/>
      <text:p text:style-name="P4">Exercice 3</text:p>
      <text:p text:style-name="P4">2) Le programme écrit un résultat cohérent lorsque la valeur rentrée dans l’entrée standart correspond au bon format</text:p>
      <text:p text:style-name="P4"/>
      <text:p text:style-name="P5">Exercice 4</text:p>
      <text:p text:style-name="P5">2) La commande sert à injecter le contenu de echo dans l’entrée standart de la commande time_to_sec, et ensuite d’écrire le résultat dans le document conv_sec.txt</text:p>
      <text:p text:style-name="P5"/>
      <text:p text:style-name="P5">Exercice 5</text:p>
      <text:p text:style-name="P7"><text:span text:style-name="T3">Ce programme lit deux int, </text:span><text:span text:style-name="T4">print</text:span><text:span text:style-name="T3"> </text:span><text:span text:style-name="T4">combien</text:span><text:span text:style-name="T3"> d'entrées ont été correctement lues. </text:span><text:span text:style-name="T4">Il </text:span><text:span text:style-name="T3">utilise </text:span><text:span text:style-name="T4">ensuite scanf</text:span> pour lire une <text:span text:style-name="T4">string</text:span> mais avec le format “%<text:span text:style-name="T4">*s”,</text:span> ce qui signifie <text:span text:style-name="T4">qu’il </text:span>ignore la <text:span text:style-name="T4">string</text:span> saisie, <text:span text:style-name="T4">rep </text:span>sera donc mis à 0, car il n'y a pas d'élément stocké. <text:span text:style-name="T4">Le dernier printf écrira donc 0.</text:span></text:p>
      <text:p text:style-name="P6">Ctrl + D simule l’absence d’entrée. Donc scanf retournera 1, puis les suivants 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21:20:45.325365385</meta:creation-date>
    <dc:date>2024-09-26T22:07:39.791895799</dc:date>
    <meta:editing-duration>PT46M54S</meta:editing-duration>
    <meta:editing-cycles>4</meta:editing-cycles>
    <meta:generator>LibreOffice/7.5.9.2$Linux_X86_64 LibreOffice_project/50$Build-2</meta:generator>
    <meta:document-statistic meta:table-count="0" meta:image-count="0" meta:object-count="0" meta:page-count="1" meta:paragraph-count="15" meta:word-count="167" meta:character-count="912" meta:non-whitespace-character-count="758"/>
  </office:meta>
</office:document-meta>
</file>